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cludeController.Include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eController.getInclud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eController.loadIncludedElement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IncludeController.getReplacementSubT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eController.resolveReplacementSubTree( Objec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eController.clon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ncludeController.setIncludePath( String jmx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eController.removeDisabledItems( HashTree tre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